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ystem" style:font-pitch="variable" style:font-charset="x-symbol"/>
    <style:font-face style:name="DejaVu Sans2" svg:font-family="'DejaVu Sans'" style:font-pitch="variable" style:font-charset="x-symbol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pitch="variable" style:font-charset="x-symbol"/>
    <style:font-face style:name="OpenSymbol1" svg:font-family="OpenSymbol" style:font-charset="x-symbol"/>
    <style:font-face style:name="OpenSymbol2" svg:font-family="OpenSymbol" style:font-adornments="Regular" style:font-charset="x-symbol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solid" draw:fill-color="#cccccc" draw:textarea-horizontal-align="justify" draw:textarea-vertical-align="middle" draw:auto-grow-height="false" fo:min-height="28.206cm" fo:min-width="0.262cm"/>
    </style:style>
    <style:style style:name="gr2" style:family="graphic" style:parent-style-name="standard">
      <style:graphic-properties draw:stroke="none" svg:stroke-color="#3465a4" draw:fill="solid" draw:fill-color="#cccccc" draw:textarea-horizontal-align="justify" draw:textarea-vertical-align="middle" draw:auto-grow-height="false" fo:min-height="28.214cm" fo:min-width="0.262cm"/>
    </style:style>
    <style:style style:name="gr3" style:family="graphic" style:parent-style-name="standard">
      <style:graphic-properties draw:stroke="none" svg:stroke-color="#3465a4" draw:fill-color="#a6dae4" draw:textarea-horizontal-align="justify" draw:textarea-vertical-align="middle" draw:auto-grow-height="false" fo:min-height="0.783cm" fo:min-width="8.153cm"/>
      <style:paragraph-properties style:writing-mode="lr-tb"/>
    </style:style>
    <style:style style:name="gr4" style:family="graphic" style:parent-style-name="standard">
      <style:graphic-properties draw:stroke="none" svg:stroke-color="#3465a4" draw:fill-color="#a6dae4" draw:textarea-horizontal-align="justify" draw:textarea-vertical-align="middle" draw:auto-grow-height="false" fo:min-height="0.668cm" fo:min-width="8.165cm"/>
      <style:paragraph-properties style:writing-mode="lr-tb"/>
    </style:style>
    <style:style style:name="gr5" style:family="graphic" style:parent-style-name="standard">
      <style:graphic-properties draw:stroke="none" svg:stroke-color="#3465a4" draw:fill="solid" draw:fill-color="#47b769" draw:textarea-horizontal-align="justify" draw:textarea-vertical-align="middle" draw:auto-grow-height="false" fo:min-height="1.436cm" fo:min-width="9.78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7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9" style:family="graphic" style:parent-style-name="objectwithoutfill">
      <style:graphic-properties svg:stroke-width="0.051cm" svg:stroke-color="#000000" draw:marker-start-width="0.355cm" draw:marker-end="Arrow" draw:marker-end-width="0.152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3465a4" draw:fill="solid" draw:fill-color="#ccc095" draw:textarea-horizontal-align="justify" draw:textarea-vertical-align="middle" draw:auto-grow-height="false" fo:min-height="0.597cm" fo:min-width="3.721cm"/>
      <style:paragraph-properties style:writing-mode="lr-tb"/>
    </style:style>
    <style:style style:name="gr11" style:family="graphic" style:parent-style-name="objectwithoutfill">
      <style:graphic-properties svg:stroke-width="0.051cm" svg:stroke-color="#999999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3465a4" draw:fill-color="#a6dae4" draw:textarea-horizontal-align="justify" draw:textarea-vertical-align="middle" draw:auto-grow-height="false" fo:min-height="0.621cm" fo:min-width="8.169cm"/>
      <style:paragraph-properties style:writing-mode="lr-tb"/>
    </style:style>
    <style:style style:name="gr13" style:family="graphic" style:parent-style-name="standard" style:list-style-name="L1">
      <style:graphic-properties draw:stroke="none" svg:stroke-color="#3465a4" draw:fill-color="#a6dae4" draw:textarea-horizontal-align="justify" draw:textarea-vertical-align="middle" draw:auto-grow-height="false" fo:min-height="0.668cm" fo:min-width="8.165cm"/>
      <style:paragraph-properties style:writing-mode="lr-tb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style:paragraph-properties fo:text-align="center" style:writing-mode="lr-tb"/>
      <style:text-properties style:use-window-font-color="true" loext:opacity="0%"/>
    </style:style>
    <style:style style:name="P3" style:family="paragraph">
      <loext:graphic-properties draw:fill-color="#a6dae4"/>
      <style:paragraph-properties fo:text-align="center" style:writing-mode="lr-tb"/>
      <style:text-properties style:use-window-font-color="true" loext:opacity="0%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a6dae4"/>
      <style:paragraph-properties fo:text-align="center" style:writing-mode="lr-tb"/>
    </style:style>
    <style:style style:name="P6" style:family="paragraph">
      <style:paragraph-properties fo:text-align="center" style:writing-mode="lr-tb"/>
      <style:text-properties fo:color="#ffffff" loext:opacity="100%" fo:font-size="28pt" style:font-size-asian="28pt" style:font-size-complex="28pt"/>
    </style:style>
    <style:style style:name="P7" style:family="paragraph">
      <loext:graphic-properties draw:fill="solid" draw:fill-color="#47b769"/>
      <style:paragraph-properties fo:text-align="center" style:writing-mode="lr-tb"/>
      <style:text-properties fo:color="#ffffff" loext:opacity="100%" fo:font-size="28pt" style:font-size-asian="28pt" style:font-size-complex="28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="solid" draw:fill-color="#ccc095"/>
      <style:paragraph-properties fo:text-align="center" style:writing-mode="lr-tb"/>
      <style:text-properties fo:font-size="14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loext:graphic-properties draw:fill-color="#a6dae4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style:use-window-font-color="true" loext:opacity="0%"/>
    </style:style>
    <style:style style:name="T2" style:family="text">
      <style:text-properties fo:color="#ffffff" loext:opacity="100%" fo:font-size="28pt" style:font-size-asian="28pt" style:font-size-complex="28pt"/>
    </style:style>
    <style:style style:name="T3" style:family="text">
      <style:text-properties style:font-name="OpenSymbol2" style:font-name-asian="OpenSymbol2" style:font-name-complex="OpenSymbol2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28.456cm" svg:x="16.127cm" svg:y="5.9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28.464cm" svg:x="14.589cm" svg:y="5.9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28.464cm" svg:x="13.089cm" svg:y="5.9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8.763cm" svg:height="1.143cm" svg:x="1.943cm" svg:y="5.991cm">
          <text:p text:style-name="P2"><text:span text:style-name="T1">GWCS Inform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3" draw:id="id3" draw:layer="layout" svg:width="8.763cm" svg:height="1.143cm" svg:x="1.943cm" svg:y="9.166cm">
          <text:p text:style-name="P4">Imprint Subt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4" draw:id="id4" draw:layer="layout" svg:width="8.763cm" svg:height="1.016cm" svg:x="1.943cm" svg:y="10.75cm">
          <text:p text:style-name="P4">MSA Failed Open Flagg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2" draw:id="id2" draw:layer="layout" svg:width="8.763cm" svg:height="1.143cm" svg:x="1.943cm" svg:y="7.582cm">
          <text:p text:style-name="P4">Background Subt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6" draw:id="id6" draw:layer="layout" svg:width="8.763cm" svg:height="1.143cm" svg:x="1.943cm" svg:y="13.651cm">
          <text:p text:style-name="P4">Subwindow Ext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0.287cm" svg:height="1.686cm" svg:x="1.122cm" svg:y="1.054cm">
          <text:p text:style-name="P6"><text:span text:style-name="T2">CALWE</text:span><text:span text:style-name="T2">BB_SPE</text:span><text:span text:style-name="T2">C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28.464cm" svg:x="11.567cm" svg:y="5.937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0.635cm" svg:height="0.827cm" svg:x="11.494cm" svg:y="6.2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2.277cm" svg:y="6.2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3.051cm" svg:y="6.2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3.777cm" svg:y="6.2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4.529cm" svg:y="6.2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5.295cm" svg:y="6.2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6.021cm" svg:y="6.26cm">
          <draw:text-box>
            <text:p><text:span text:style-name="T3">✔</text:span></text:p>
          </draw:text-box>
        </draw:frame>
        <draw:frame draw:style-name="gr7" draw:text-style-name="P9" draw:layer="layout" svg:width="4.105cm" svg:height="0.763cm" draw:transform="rotate (1.0471975511966) translate (11.627cm 5.723cm)">
          <draw:text-box>
            <text:p><text:span text:style-name="T4">NIRSpec MSA</text:span></text:p>
          </draw:text-box>
        </draw:frame>
        <draw:frame draw:style-name="gr7" draw:text-style-name="P9" draw:layer="layout" svg:width="3.318cm" svg:height="0.763cm" draw:transform="rotate (1.0471975511966) translate (12.419cm 5.693cm)">
          <draw:text-box>
            <text:p><text:span text:style-name="T4">NI</text:span><text:span text:style-name="T4">R</text:span><text:span text:style-name="T4">Sp</text:span><text:span text:style-name="T4">ec </text:span><text:span text:style-name="T4">IF</text:span><text:span text:style-name="T4">U</text:span></text:p>
          </draw:text-box>
        </draw:frame>
        <draw:frame draw:style-name="gr7" draw:text-style-name="P9" draw:layer="layout" svg:width="3.121cm" svg:height="0.763cm" draw:transform="rotate (1.0471975511966) translate (13.101cm 5.795cm)">
          <draw:text-box>
            <text:p><text:span text:style-name="T4">N</text:span><text:span text:style-name="T4">I</text:span><text:span text:style-name="T4">R</text:span><text:span text:style-name="T4">S</text:span><text:span text:style-name="T4">p</text:span><text:span text:style-name="T4">e</text:span><text:span text:style-name="T4">c</text:span><text:span text:style-name="T4"> </text:span><text:span text:style-name="T4">S</text:span><text:span text:style-name="T4">l</text:span><text:span text:style-name="T4">i</text:span><text:span text:style-name="T4">t</text:span></text:p>
          </draw:text-box>
        </draw:frame>
        <draw:frame draw:style-name="gr7" draw:text-style-name="P9" draw:layer="layout" svg:width="2.747cm" svg:height="0.763cm" draw:transform="rotate (1.0471975511966) translate (13.85cm 5.795cm)">
          <draw:text-box>
            <text:p><text:span text:style-name="T4">M</text:span><text:span text:style-name="T4">I</text:span><text:span text:style-name="T4">R</text:span><text:span text:style-name="T4">I </text:span><text:span text:style-name="T4">L</text:span><text:span text:style-name="T4">R</text:span><text:span text:style-name="T4">S</text:span></text:p>
          </draw:text-box>
        </draw:frame>
        <draw:frame draw:style-name="gr8" draw:text-style-name="P9" draw:layer="layout" svg:width="2.958cm" svg:height="0.839cm" draw:transform="rotate (1.0471975511966) translate (14.595cm 5.795cm)">
          <draw:text-box>
            <text:p><text:span text:style-name="T4">M</text:span><text:span text:style-name="T4">I</text:span><text:span text:style-name="T4">R</text:span><text:span text:style-name="T4">I </text:span><text:span text:style-name="T4">M</text:span><text:span text:style-name="T4">R</text:span><text:span text:style-name="T4">S</text:span></text:p>
          </draw:text-box>
        </draw:frame>
        <draw:frame draw:style-name="gr7" draw:text-style-name="P9" draw:layer="layout" svg:width="3.671cm" svg:height="0.763cm" draw:transform="rotate (1.0471975511966) translate (15.32cm 5.795cm)">
          <draw:text-box>
            <text:p><text:span text:style-name="T4">N</text:span><text:span text:style-name="T4">I</text:span><text:span text:style-name="T4">R</text:span><text:span text:style-name="T4">I</text:span><text:span text:style-name="T4">S</text:span><text:span text:style-name="T4">S</text:span><text:span text:style-name="T4"> </text:span><text:span text:style-name="T4">S</text:span><text:span text:style-name="T4">O</text:span><text:span text:style-name="T4">S</text:span><text:span text:style-name="T4">S</text:span></text:p>
          </draw:text-box>
        </draw:frame>
        <draw:frame draw:style-name="gr7" draw:text-style-name="P9" draw:layer="layout" svg:width="3.769cm" svg:height="0.763cm" draw:transform="rotate (1.0471975511966) translate (16.095cm 5.795cm)">
          <draw:text-box>
            <text:p><text:span text:style-name="T4">N</text:span><text:span text:style-name="T4">I</text:span><text:span text:style-name="T4">R</text:span><text:span text:style-name="T4">I</text:span><text:span text:style-name="T4">S</text:span><text:span text:style-name="T4">S</text:span><text:span text:style-name="T4"> </text:span><text:span text:style-name="T4">W</text:span><text:span text:style-name="T4">F</text:span><text:span text:style-name="T4">S</text:span><text:span text:style-name="T4">S</text:span></text:p>
          </draw:text-box>
        </draw:frame>
        <draw:connector draw:style-name="gr9" draw:text-style-name="P10" draw:layer="layout" svg:x1="6.324cm" svg:y1="7.134cm" svg:x2="6.324cm" svg:y2="7.582cm" draw:start-shape="id1" draw:start-glue-point="2" draw:end-shape="id2" draw:end-glue-point="0" svg:d="M6324 7134v448" svg:viewBox="0 0 1 449">
          <text:p/>
        </draw:connector>
        <draw:connector draw:style-name="gr9" draw:text-style-name="P10" draw:layer="layout" svg:x1="6.324cm" svg:y1="10.309cm" svg:x2="6.324cm" svg:y2="10.75cm" draw:start-shape="id3" draw:start-glue-point="2" draw:end-shape="id4" draw:end-glue-point="0" svg:d="M6324 10309v441" svg:viewBox="0 0 1 442">
          <text:p/>
        </draw:connector>
        <draw:connector draw:style-name="gr9" draw:text-style-name="P10" draw:layer="layout" svg:x1="6.332cm" svg:y1="13.222cm" svg:x2="6.324cm" svg:y2="13.651cm" draw:start-shape="id5" draw:start-glue-point="2" draw:end-shape="id6" draw:end-glue-point="0" svg:d="M6332 13222v215h-8v214" svg:viewBox="0 0 9 430">
          <text:p/>
        </draw:connector>
        <draw:custom-shape draw:style-name="gr10" draw:text-style-name="P12" xml:id="id7" draw:id="id7" draw:layer="layout" svg:width="5.969cm" svg:height="1.197cm" svg:x="3.34cm" svg:y="3.967cm">
          <text:p text:style-name="P11"><text:span text:style-name="T5">Uncalibrated Slop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svg:x1="6.325cm" svg:y1="5.164cm" svg:x2="6.324cm" svg:y2="5.991cm" draw:start-shape="id7" draw:start-glue-point="8" draw:end-shape="id1" draw:end-glue-point="0" svg:d="M6325 5164v413h-1v414" svg:viewBox="0 0 2 828">
          <text:p/>
        </draw:connector>
        <draw:custom-shape draw:style-name="gr10" draw:text-style-name="P12" xml:id="id9" draw:id="id9" draw:layer="layout" svg:width="5.969cm" svg:height="1.197cm" svg:x="3.34cm" svg:y="35.757cm">
          <text:p text:style-name="P11"><text:span text:style-name="T5">Calibrated Slop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svg:x1="6.324cm" svg:y1="34.343cm" svg:x2="6.324cm" svg:y2="35.757cm" draw:start-shape="id8" draw:end-shape="id9" svg:d="M6324 34343v1414" svg:viewBox="0 0 1 1415">
          <text:p/>
        </draw:connector>
        <draw:line draw:style-name="gr11" draw:text-style-name="P10" draw:layer="layout" svg:x1="11.597cm" svg:y1="5.915cm" svg:x2="13.101cm" svg:y2="3.238cm">
          <text:p/>
        </draw:line>
        <draw:line draw:style-name="gr11" draw:text-style-name="P10" draw:layer="layout" svg:x1="12.297cm" svg:y1="5.916cm" svg:x2="13.881cm" svg:y2="3.238cm">
          <text:p/>
        </draw:line>
        <draw:line draw:style-name="gr11" draw:text-style-name="P10" draw:layer="layout" svg:x1="13.084cm" svg:y1="5.908cm" svg:x2="14.516cm" svg:y2="3.416cm">
          <text:p/>
        </draw:line>
        <draw:line draw:style-name="gr11" draw:text-style-name="P10" draw:layer="layout" svg:x1="13.815cm" svg:y1="5.927cm" svg:x2="15.125cm" svg:y2="3.648cm">
          <text:p/>
        </draw:line>
        <draw:line draw:style-name="gr11" draw:text-style-name="P10" draw:layer="layout" svg:x1="14.583cm" svg:y1="5.887cm" svg:x2="15.739cm" svg:y2="3.88cm">
          <text:p/>
        </draw:line>
        <draw:line draw:style-name="gr11" draw:text-style-name="P10" draw:layer="layout" svg:x1="15.297cm" svg:y1="5.916cm" svg:x2="17.003cm" svg:y2="3.106cm">
          <text:p/>
        </draw:line>
        <draw:line draw:style-name="gr11" draw:text-style-name="P10" draw:layer="layout" svg:x1="16.096cm" svg:y1="5.915cm" svg:x2="17.723cm" svg:y2="3.079cm">
          <text:p/>
        </draw:line>
        <draw:line draw:style-name="gr11" draw:text-style-name="P10" draw:layer="layout" svg:x1="16.831cm" svg:y1="5.907cm" svg:x2="18.429cm" svg:y2="3.151cm">
          <text:p/>
        </draw:line>
        <draw:custom-shape draw:style-name="gr4" draw:text-style-name="P5" xml:id="id10" draw:id="id10" draw:layer="layout" svg:width="8.763cm" svg:height="1.016cm" svg:x="1.943cm" svg:y="15.257cm">
          <text:p text:style-name="P4">Point vs Extended Decis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2" draw:id="id12" draw:layer="layout" svg:width="8.763cm" svg:height="1.016cm" svg:x="1.943cm" svg:y="18.358cm">
          <text:p text:style-name="P13">Flat Field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3" draw:id="id13" draw:layer="layout" svg:width="8.763cm" svg:height="1.016cm" svg:x="1.943cm" svg:y="19.859cm">
          <text:p text:style-name="P4">Stray Light Subt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4" draw:id="id14" draw:layer="layout" svg:width="8.763cm" svg:height="1.016cm" svg:x="1.943cm" svg:y="21.36cm">
          <text:p text:style-name="P4">Fringing Remov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5" draw:id="id15" draw:layer="layout" svg:width="8.763cm" svg:height="1.016cm" svg:x="1.943cm" svg:y="22.877cm">
          <text:p text:style-name="P4">Path-Loss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xml:id="id16" draw:id="id16" draw:layer="layout" svg:width="8.763cm" svg:height="0.965cm" svg:x="1.943cm" svg:y="24.377cm">
          <text:p text:style-name="P4">MSA Bar Shadow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xml:id="id18" draw:id="id18" draw:layer="layout" svg:width="8.763cm" svg:height="0.965cm" svg:x="1.943cm" svg:y="27.377cm">
          <text:p text:style-name="P4">Flux Calib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xml:id="id20" draw:id="id20" draw:layer="layout" svg:width="8.763cm" svg:height="0.965cm" svg:x="1.943cm" svg:y="31.877cm">
          <text:p text:style-name="P4">Rectified 3D Produ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xml:id="id8" draw:id="id8" draw:layer="layout" svg:width="8.763cm" svg:height="0.965cm" svg:x="1.943cm" svg:y="33.378cm">
          <text:p text:style-name="P4">Spectral Ext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svg:x1="6.324cm" svg:y1="8.725cm" svg:x2="6.324cm" svg:y2="9.166cm" draw:start-shape="id2" draw:start-glue-point="2" draw:end-shape="id3" draw:end-glue-point="0" svg:d="M6324 8725v441" svg:viewBox="0 0 1 442">
          <text:p/>
        </draw:connector>
        <draw:connector draw:style-name="gr9" draw:text-style-name="P10" draw:layer="layout" svg:x1="6.324cm" svg:y1="14.794cm" svg:x2="6.324cm" svg:y2="15.257cm" draw:start-shape="id6" draw:start-glue-point="2" draw:end-shape="id10" draw:end-glue-point="0" svg:d="M6324 14794v463" svg:viewBox="0 0 1 464">
          <text:p/>
        </draw:connector>
        <draw:connector draw:style-name="gr9" draw:text-style-name="P10" draw:layer="layout" svg:x1="6.324cm" svg:y1="16.273cm" svg:x2="6.324cm" svg:y2="16.785cm" draw:start-shape="id10" draw:start-glue-point="2" draw:end-shape="id11" draw:end-glue-point="0" svg:d="M6324 16273v512" svg:viewBox="0 0 1 513">
          <text:p/>
        </draw:connector>
        <draw:connector draw:style-name="gr9" draw:text-style-name="P10" draw:layer="layout" svg:x1="6.324cm" svg:y1="19.374cm" svg:x2="6.324cm" svg:y2="19.859cm" draw:start-shape="id12" draw:start-glue-point="2" draw:end-shape="id13" draw:end-glue-point="0" svg:d="M6324 19374v485" svg:viewBox="0 0 1 486">
          <text:p/>
        </draw:connector>
        <draw:connector draw:style-name="gr9" draw:text-style-name="P10" draw:layer="layout" svg:x1="6.324cm" svg:y1="20.875cm" svg:x2="6.324cm" svg:y2="21.36cm" draw:start-shape="id13" draw:start-glue-point="2" draw:end-shape="id14" draw:end-glue-point="0" svg:d="M6324 20875v485" svg:viewBox="0 0 1 486">
          <text:p/>
        </draw:connector>
        <draw:connector draw:style-name="gr9" draw:text-style-name="P10" draw:layer="layout" svg:x1="6.324cm" svg:y1="22.376cm" svg:x2="6.324cm" svg:y2="22.877cm" draw:start-shape="id14" draw:start-glue-point="2" draw:end-shape="id15" draw:end-glue-point="0" svg:d="M6324 22376v501" svg:viewBox="0 0 1 502">
          <text:p/>
        </draw:connector>
        <draw:connector draw:style-name="gr9" draw:text-style-name="P10" draw:layer="layout" svg:x1="6.324cm" svg:y1="23.893cm" svg:x2="6.324cm" svg:y2="24.377cm" draw:start-shape="id15" draw:start-glue-point="2" draw:end-shape="id16" draw:end-glue-point="0" svg:d="M6324 23893v484" svg:viewBox="0 0 1 485">
          <text:p/>
        </draw:connector>
        <draw:connector draw:style-name="gr9" draw:text-style-name="P10" draw:layer="layout" svg:x1="6.324cm" svg:y1="25.342cm" svg:x2="6.324cm" svg:y2="25.878cm" draw:start-shape="id16" draw:end-shape="id17" draw:end-glue-point="0" svg:d="M6324 25342v536" svg:viewBox="0 0 1 537">
          <text:p/>
        </draw:connector>
        <draw:connector draw:style-name="gr9" draw:text-style-name="P10" draw:layer="layout" svg:x1="6.324cm" svg:y1="28.342cm" svg:x2="6.324cm" svg:y2="28.877cm" draw:start-shape="id18" draw:start-glue-point="2" draw:end-shape="id19" draw:end-glue-point="0" svg:d="M6324 28342v535" svg:viewBox="0 0 1 536">
          <text:p/>
        </draw:connector>
        <draw:connector draw:style-name="gr9" draw:text-style-name="P10" draw:layer="layout" svg:x1="6.324cm" svg:y1="32.842cm" svg:x2="6.324cm" svg:y2="33.378cm" draw:start-shape="id20" draw:start-glue-point="2" draw:end-shape="id8" draw:end-glue-point="0" svg:d="M6324 32842v536" svg:viewBox="0 0 1 537">
          <text:p/>
        </draw:connector>
        <draw:custom-shape draw:style-name="gr1" draw:text-style-name="P1" draw:layer="layout" svg:width="0.762cm" svg:height="28.456cm" svg:x="17.627cm" svg:y="5.945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3.769cm" svg:height="0.763cm" draw:transform="rotate (1.0471975511966) translate (16.855cm 5.795cm)">
          <draw:text-box>
            <text:p><text:span text:style-name="T4">N</text:span><text:span text:style-name="T4">I</text:span><text:span text:style-name="T4">R</text:span><text:span text:style-name="T4">C</text:span><text:span text:style-name="T4">a</text:span><text:span text:style-name="T4">m</text:span><text:span text:style-name="T4"> </text:span><text:span text:style-name="T4">W</text:span><text:span text:style-name="T4">F</text:span><text:span text:style-name="T4">S</text:span><text:span text:style-name="T4">S</text:span></text:p>
          </draw:text-box>
        </draw:frame>
        <draw:frame draw:style-name="gr7" draw:text-style-name="P9" draw:layer="layout" svg:width="3.769cm" svg:height="0.763cm" draw:transform="rotate (1.0471975511966) translate (17.623cm 5.795cm)">
          <draw:text-box>
            <text:p><text:span text:style-name="T4">T</text:span><text:span text:style-name="T4">S</text:span><text:span text:style-name="T4">O</text:span></text:p>
          </draw:text-box>
        </draw:frame>
        <draw:line draw:style-name="gr11" draw:text-style-name="P10" draw:layer="layout" svg:x1="17.623cm" svg:y1="5.915cm" svg:x2="19.25cm" svg:y2="3.079cm">
          <text:p/>
        </draw:line>
        <draw:line draw:style-name="gr11" draw:text-style-name="P10" draw:layer="layout" svg:x1="18.35cm" svg:y1="5.915cm" svg:x2="18.86cm" svg:y2="4.997cm">
          <text:p/>
        </draw:line>
        <draw:frame draw:style-name="gr6" draw:text-style-name="P8" draw:layer="layout" svg:width="0.635cm" svg:height="0.827cm" svg:x="16.804cm" svg:y="6.261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7.53cm" svg:y="6.261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1.503cm" svg:y="15.261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2.286cm" svg:y="15.261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3.06cm" svg:y="15.261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1.512cm" svg:y="18.3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2.295cm" svg:y="18.3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3.069cm" svg:y="18.3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3.795cm" svg:y="15.2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4.547cm" svg:y="15.2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5.313cm" svg:y="15.2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7.548cm" svg:y="18.361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4.556cm" svg:y="19.9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4.565cm" svg:y="21.4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1.539cm" svg:y="22.9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2.322cm" svg:y="22.9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3.096cm" svg:y="22.9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1.548cm" svg:y="24.4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1.557cm" svg:y="27.4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2.34cm" svg:y="27.4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3.114cm" svg:y="27.4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3.84cm" svg:y="27.4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4.592cm" svg:y="27.4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5.358cm" svg:y="27.4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6.084cm" svg:y="27.4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6.867cm" svg:y="27.461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7.593cm" svg:y="27.461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2.349cm" svg:y="31.8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4.601cm" svg:y="31.8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1.575cm" svg:y="33.3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2.358cm" svg:y="33.3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3.132cm" svg:y="33.3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3.858cm" svg:y="33.3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4.61cm" svg:y="33.3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5.376cm" svg:y="33.3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6.102cm" svg:y="33.3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6.885cm" svg:y="33.361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7.611cm" svg:y="33.361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1.503cm" svg:y="7.7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2.286cm" svg:y="7.7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3.06cm" svg:y="7.7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3.786cm" svg:y="7.7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5.304cm" svg:y="7.7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6.03cm" svg:y="7.7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6.813cm" svg:y="7.761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1.512cm" svg:y="9.3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2.295cm" svg:y="9.3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1.521cm" svg:y="10.9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2.304cm" svg:y="10.9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1.53cm" svg:y="13.7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3.087cm" svg:y="13.7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5.331cm" svg:y="13.7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6.057cm" svg:y="13.7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6.84cm" svg:y="13.761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7.566cm" svg:y="13.761cm">
          <draw:text-box>
            <text:p><text:span text:style-name="T3">✔</text:span></text:p>
          </draw:text-box>
        </draw:frame>
        <draw:custom-shape draw:style-name="gr4" draw:text-style-name="P5" xml:id="id5" draw:id="id5" draw:layer="layout" svg:width="8.763cm" svg:height="1.016cm" svg:x="1.951cm" svg:y="12.206cm">
          <text:p text:style-name="P4">Flat Field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8" draw:layer="layout" svg:width="0.635cm" svg:height="0.827cm" svg:x="13.794cm" svg:y="12.209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4.546cm" svg:y="12.209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6.073cm" svg:y="12.209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6.821cm" svg:y="12.21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7.547cm" svg:y="12.21cm">
          <draw:text-box>
            <text:p><text:span text:style-name="T3">✔</text:span></text:p>
          </draw:text-box>
        </draw:frame>
        <draw:connector draw:style-name="gr9" draw:text-style-name="P10" draw:layer="layout" svg:x1="6.324cm" svg:y1="11.766cm" svg:x2="6.332cm" svg:y2="12.206cm" draw:start-shape="id4" draw:start-glue-point="2" draw:end-shape="id5" draw:end-glue-point="0" svg:d="M6324 11766v221h8v219" svg:viewBox="0 0 9 441">
          <text:p/>
        </draw:connector>
        <draw:frame draw:style-name="gr6" draw:text-style-name="P8" draw:layer="layout" svg:width="0.635cm" svg:height="0.827cm" svg:x="17.575cm" svg:y="15.261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5.305cm" svg:y="22.961cm">
          <draw:text-box>
            <text:p><text:span text:style-name="T3">✔</text:span></text:p>
          </draw:text-box>
        </draw:frame>
        <draw:custom-shape draw:style-name="gr13" draw:text-style-name="P14" xml:id="id11" draw:id="id11" draw:layer="layout" svg:width="8.763cm" svg:height="1.016cm" svg:x="1.943cm" svg:y="16.785cm">
          <text:p text:style-name="P13">Master Backgrou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svg:x1="6.324cm" svg:y1="16.26cm" svg:x2="6.324cm" svg:y2="16.746cm" svg:d="M6324 16260v486" svg:viewBox="0 0 1 487">
          <text:p/>
        </draw:connector>
        <draw:connector draw:style-name="gr9" draw:text-style-name="P10" draw:layer="layout" svg:x1="6.324cm" svg:y1="17.801cm" svg:x2="6.324cm" svg:y2="18.358cm" draw:start-shape="id11" draw:start-glue-point="2" draw:end-shape="id12" draw:end-glue-point="0" svg:d="M6324 17801v557" svg:viewBox="0 0 1 558">
          <text:p/>
        </draw:connector>
        <draw:frame draw:style-name="gr6" draw:text-style-name="P8" draw:layer="layout" svg:width="0.635cm" svg:height="0.827cm" svg:x="11.512cm" svg:y="16.962cm">
          <draw:text-box>
            <text:p><text:span text:style-name="T3">✔</text:span></text:p>
          </draw:text-box>
        </draw:frame>
        <draw:custom-shape draw:style-name="gr12" draw:text-style-name="P5" xml:id="id19" draw:id="id19" draw:layer="layout" svg:width="8.763cm" svg:height="0.965cm" svg:x="1.943cm" svg:y="28.877cm">
          <text:p text:style-name="P4">Residual Fringe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xml:id="id21" draw:id="id21" draw:layer="layout" svg:width="8.763cm" svg:height="0.965cm" svg:x="1.943cm" svg:y="30.403cm">
          <text:p text:style-name="P4">Rectified 2D Produ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svg:x1="6.324cm" svg:y1="29.842cm" svg:x2="6.324cm" svg:y2="30.403cm" draw:start-shape="id19" draw:end-shape="id21" draw:end-glue-point="0" svg:d="M6324 29842v561" svg:viewBox="0 0 1 562">
          <text:p/>
        </draw:connector>
        <draw:connector draw:style-name="gr9" draw:text-style-name="P10" draw:layer="layout" svg:x1="6.324cm" svg:y1="31.368cm" svg:x2="6.324cm" svg:y2="31.877cm" draw:start-shape="id21" draw:start-glue-point="2" draw:end-shape="id20" draw:end-glue-point="0" svg:d="M6324 31368v509" svg:viewBox="0 0 1 510">
          <text:p/>
        </draw:connector>
        <draw:custom-shape draw:style-name="gr12" draw:text-style-name="P5" xml:id="id17" draw:id="id17" draw:layer="layout" svg:width="8.763cm" svg:height="0.965cm" svg:x="1.943cm" svg:y="25.878cm">
          <text:p text:style-name="P4">WFSS Contamination Remov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svg:x1="6.324cm" svg:y1="26.843cm" svg:x2="6.324cm" svg:y2="27.377cm" draw:start-shape="id17" draw:start-glue-point="2" draw:end-shape="id18" draw:end-glue-point="0" svg:d="M6324 26843v534" svg:viewBox="0 0 1 535">
          <text:p/>
        </draw:connector>
        <draw:frame draw:style-name="gr6" draw:text-style-name="P8" draw:layer="layout" svg:width="0.635cm" svg:height="0.827cm" svg:x="11.574cm" svg:y="30.461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3.131cm" svg:y="30.461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3.857cm" svg:y="30.461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4.618cm" svg:y="29.062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6.092cm" svg:y="26.16cm">
          <draw:text-box>
            <text:p><text:span text:style-name="T3">✔</text:span></text:p>
          </draw:text-box>
        </draw:frame>
        <draw:frame draw:style-name="gr6" draw:text-style-name="P8" draw:layer="layout" svg:width="0.635cm" svg:height="0.827cm" svg:x="16.875cm" svg:y="26.161cm">
          <draw:text-box>
            <text:p><text:span text:style-name="T3">✔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ystem" style:font-pitch="variable" style:font-charset="x-symbol"/>
    <style:font-face style:name="DejaVu Sans2" svg:font-family="'DejaVu Sans'" style:font-pitch="variable" style:font-charset="x-symbol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pitch="variable" style:font-charset="x-symbol"/>
    <style:font-face style:name="OpenSymbol1" svg:font-family="OpenSymbol" style:font-charset="x-symbol"/>
    <style:font-face style:name="OpenSymbol2" svg:font-family="OpenSymbol" style:font-adornments="Regular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70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Karl Gordon</meta:initial-creator>
    <meta:creation-date>2017-03-03T14:40:37.951197325</meta:creation-date>
    <dc:date>2022-11-22T11:42:56.308801445</dc:date>
    <meta:editing-duration>PT7H15M2S</meta:editing-duration>
    <meta:editing-cycles>48</meta:editing-cycles>
    <meta:generator>LibreOffice/7.2.7.2$Linux_X86_64 LibreOffice_project/20$Build-2</meta:generator>
    <dc:creator>Karl Gordon</dc:creator>
    <meta:document-statistic meta:object-count="143"/>
  </office:meta>
</office:document-meta>
</file>